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fo:font-weight="bold" officeooo:rsid="001f6864" officeooo:paragraph-rsid="001f6864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2pt" fo:font-weight="bold" officeooo:rsid="001f6864" officeooo:paragraph-rsid="001f6864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Times New Roman" fo:font-size="12pt" fo:font-weight="bold" officeooo:rsid="001fceb8" officeooo:paragraph-rsid="001fceb8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/>
      </style:paragraph-properties>
      <style:text-properties style:font-name="Times New Roman" fo:font-size="12pt" fo:font-weight="bold" officeooo:rsid="001fceb8" officeooo:paragraph-rsid="001fceb8" style:font-size-asian="12pt" style:font-weight-asian="bold" style:font-size-complex="12pt" style:font-weight-complex="bold"/>
    </style:style>
    <style:style style:name="P5" style:family="paragraph" style:parent-style-name="Standard">
      <style:paragraph-properties>
        <style:tab-stops/>
      </style:paragraph-properties>
      <style:text-properties style:font-name="Times New Roman" fo:font-size="12pt" fo:font-weight="bold" officeooo:rsid="00202563" officeooo:paragraph-rsid="00202563" style:font-size-asian="12pt" style:font-weight-asian="bold" style:font-size-complex="12pt" style:font-weight-complex="bold"/>
    </style:style>
    <style:style style:name="P6" style:family="paragraph" style:parent-style-name="Standard">
      <style:paragraph-properties>
        <style:tab-stops/>
      </style:paragraph-properties>
      <style:text-properties style:font-name="Times New Roman" fo:font-size="12pt" fo:font-weight="bold" officeooo:rsid="002193d6" officeooo:paragraph-rsid="002193d6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Times New Roman" fo:font-size="12pt" fo:font-weight="normal" officeooo:rsid="001f6864" officeooo:paragraph-rsid="001f6864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fo:font-weight="normal" officeooo:rsid="001fceb8" officeooo:paragraph-rsid="001fceb8" style:font-size-asian="12pt" style:font-weight-asian="normal" style:font-size-complex="12pt" style:font-weight-complex="normal"/>
    </style:style>
    <style:style style:name="P9" style:family="paragraph" style:parent-style-name="Standard">
      <style:paragraph-properties>
        <style:tab-stops/>
      </style:paragraph-properties>
      <style:text-properties style:font-name="Times New Roman" fo:font-size="12pt" fo:font-weight="normal" officeooo:rsid="00202563" officeooo:paragraph-rsid="001fceb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/>
      </style:paragraph-properties>
      <style:text-properties style:font-name="Times New Roman" fo:font-size="12pt" fo:font-weight="normal" officeooo:rsid="00202563" officeooo:paragraph-rsid="00202563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Times New Roman" fo:font-size="14pt" fo:font-weight="bold" officeooo:rsid="001f6864" officeooo:paragraph-rsid="001f6864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Times New Roman" fo:font-size="14pt" fo:font-weight="bold" officeooo:rsid="001f6864" officeooo:paragraph-rsid="0029c43e" style:font-size-asian="14pt" style:font-weight-asian="bold" style:font-size-complex="14pt" style:font-weight-complex="bold"/>
    </style:style>
    <style:style style:name="P13" style:family="paragraph" style:parent-style-name="Standard">
      <style:paragraph-properties>
        <style:tab-stops/>
      </style:paragraph-properties>
      <style:text-properties officeooo:paragraph-rsid="002193d6"/>
    </style:style>
    <style:style style:name="P14" style:family="paragraph" style:parent-style-name="Standard">
      <style:paragraph-properties>
        <style:tab-stops/>
      </style:paragraph-properties>
      <style:text-properties officeooo:paragraph-rsid="0026ce53"/>
    </style:style>
    <style:style style:name="P15" style:family="paragraph" style:parent-style-name="Standard">
      <style:paragraph-properties>
        <style:tab-stops/>
      </style:paragraph-properties>
      <style:text-properties officeooo:rsid="0025e217" officeooo:paragraph-rsid="0025e217"/>
    </style:style>
    <style:style style:name="P16" style:family="paragraph" style:parent-style-name="Standard">
      <style:paragraph-properties>
        <style:tab-stops/>
      </style:paragraph-properties>
      <style:text-properties officeooo:rsid="0026ce53" officeooo:paragraph-rsid="0026ce53"/>
    </style:style>
    <style:style style:name="P17" style:family="paragraph" style:parent-style-name="Standard">
      <style:text-properties officeooo:paragraph-rsid="0029c43e"/>
    </style:style>
    <style:style style:name="P18" style:family="paragraph" style:parent-style-name="Standard">
      <style:text-properties officeooo:paragraph-rsid="002dc535"/>
    </style:style>
    <style:style style:name="P19" style:family="paragraph" style:parent-style-name="Standard" style:list-style-name="L1">
      <style:text-properties style:font-name="Times New Roman" fo:font-size="12pt" fo:font-weight="normal" officeooo:rsid="001f6864" officeooo:paragraph-rsid="001f6864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text-properties style:font-name="Times New Roman" fo:font-size="12pt" fo:font-weight="normal" officeooo:rsid="001f6864" officeooo:paragraph-rsid="001f6864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Times New Roman" fo:font-size="12pt" fo:font-weight="normal" officeooo:rsid="0029c43e" officeooo:paragraph-rsid="0029c43e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Times New Roman" fo:font-size="12pt" fo:font-weight="normal" officeooo:rsid="003348db" officeooo:paragraph-rsid="002dc535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Times New Roman" officeooo:rsid="002dc535" officeooo:paragraph-rsid="002dc535"/>
    </style:style>
    <style:style style:name="P24" style:family="paragraph" style:parent-style-name="Standard">
      <style:text-properties style:font-name="Times New Roman" fo:font-size="14pt" fo:font-weight="bold" officeooo:rsid="001f6864" officeooo:paragraph-rsid="002dc535" style:font-size-asian="14pt" style:font-weight-asian="bold" style:font-size-complex="14pt" style:font-weight-complex="bold"/>
    </style:style>
    <style:style style:name="P25" style:family="paragraph" style:parent-style-name="Standard">
      <style:paragraph-properties>
        <style:tab-stops/>
      </style:paragraph-properties>
      <style:text-properties fo:font-variant="normal" fo:text-transform="none" style:font-name="Times New Roman" fo:font-size="12pt" fo:letter-spacing="normal" fo:font-style="normal" fo:font-weight="bold" officeooo:rsid="00225874" officeooo:paragraph-rsid="002193d6" style:font-size-asian="12pt" style:font-weight-asian="bold" style:font-size-complex="12pt" style:font-weight-complex="bold"/>
    </style:style>
    <style:style style:name="P26" style:family="paragraph" style:parent-style-name="Standard">
      <style:paragraph-properties>
        <style:tab-stops/>
      </style:paragraph-properties>
      <style:text-properties fo:font-variant="normal" fo:text-transform="none" style:font-name="Times New Roman" fo:font-size="12pt" fo:letter-spacing="normal" fo:font-style="normal" fo:font-weight="bold" officeooo:rsid="0025e217" officeooo:paragraph-rsid="0025e217" style:font-size-asian="12pt" style:font-weight-asian="bold" style:font-size-complex="12pt" style:font-weight-complex="bold"/>
    </style:style>
    <style:style style:name="P27" style:family="paragraph" style:parent-style-name="Standard">
      <style:paragraph-properties>
        <style:tab-stops/>
      </style:paragraph-properties>
      <style:text-properties fo:font-variant="normal" fo:text-transform="none" style:font-name="Times New Roman" fo:font-size="12pt" fo:letter-spacing="normal" fo:font-style="normal" fo:font-weight="bold" officeooo:rsid="0026ce53" officeooo:paragraph-rsid="0025e217" style:font-size-asian="12pt" style:font-weight-asian="bold" style:font-size-complex="12pt" style:font-weight-complex="bold"/>
    </style:style>
    <style:style style:name="P28" style:family="paragraph" style:parent-style-name="Standard">
      <style:paragraph-properties>
        <style:tab-stops/>
      </style:paragraph-properties>
      <style:text-properties fo:font-variant="normal" fo:text-transform="none" style:font-name="Times New Roman" fo:font-size="12pt" fo:letter-spacing="normal" fo:font-style="normal" fo:font-weight="bold" officeooo:rsid="0026ce53" officeooo:paragraph-rsid="0026ce53" style:font-size-asian="12pt" style:font-weight-asian="bold" style:font-size-complex="12pt" style:font-weight-complex="bold"/>
    </style:style>
    <style:style style:name="P29" style:family="paragraph" style:parent-style-name="Standard">
      <style:text-properties officeooo:paragraph-rsid="002dc535"/>
    </style:style>
    <style:style style:name="P30" style:family="paragraph" style:parent-style-name="Standard">
      <style:text-properties officeooo:paragraph-rsid="0035f7b2"/>
    </style:style>
    <style:style style:name="P31" style:family="paragraph" style:parent-style-name="Standard">
      <style:text-properties fo:font-weight="bold" officeooo:paragraph-rsid="0035f7b2" style:font-weight-asian="bold" style:font-weight-complex="bold"/>
    </style:style>
    <style:style style:name="P32" style:family="paragraph" style:parent-style-name="Standard">
      <style:text-properties fo:font-size="14pt" fo:font-weight="bold" officeooo:paragraph-rsid="0035f7b2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paragraph-rsid="0038d9de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officeooo:paragraph-rsid="0035f7b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2563" style:font-weight-asian="normal" style:font-weight-complex="normal"/>
    </style:style>
    <style:style style:name="T3" style:family="text">
      <style:text-properties fo:font-weight="normal" officeooo:rsid="0027cf19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officeooo:rsid="002193d6"/>
    </style:style>
    <style:style style:name="T6" style:family="text">
      <style:text-properties fo:font-variant="normal" fo:text-transform="none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style:font-name="Times New Roman" fo:font-size="12pt" fo:letter-spacing="normal" fo:font-style="normal" fo:font-weight="bold" officeooo:rsid="00225874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font-name="Times New Roman" fo:font-size="12pt" fo:letter-spacing="normal" fo:font-style="normal" fo:font-weight="bold" officeooo:rsid="0026ce53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font-name="Times New Roman" fo:font-size="12pt" fo:letter-spacing="normal" fo:font-style="normal" fo:font-weight="bold" officeooo:rsid="002829a9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fo:font-weight="bold" officeooo:rsid="002193d6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2pt" fo:font-weight="bold" officeooo:rsid="0035f7b2" style:font-size-asian="10.5pt" style:font-weight-asian="bold" style:font-size-complex="12pt" style:font-weight-complex="bold"/>
    </style:style>
    <style:style style:name="T12" style:family="text">
      <style:text-properties style:font-name="Times New Roman" fo:font-size="12pt" fo:font-weight="normal" officeooo:rsid="002dc535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font-weight="normal" officeooo:rsid="002fa84d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font-weight="normal" officeooo:rsid="00318b2d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font-weight="normal" officeooo:rsid="00318b2d" style:font-size-asian="10.5pt" style:font-weight-asian="normal" style:font-size-complex="12pt" style:font-weight-complex="normal"/>
    </style:style>
    <style:style style:name="T16" style:family="text">
      <style:text-properties style:font-name="Times New Roman" fo:font-size="12pt" fo:font-weight="normal" officeooo:rsid="003348db" style:font-size-asian="10.5pt" style:font-weight-asian="normal" style:font-size-complex="12pt" style:font-weight-complex="normal"/>
    </style:style>
    <style:style style:name="T17" style:family="text">
      <style:text-properties style:font-name="Times New Roman" fo:font-size="12pt" fo:font-weight="normal" officeooo:rsid="0034da28" style:font-size-asian="10.5pt" style:font-weight-asian="normal" style:font-size-complex="12pt" style:font-weight-complex="normal"/>
    </style:style>
    <style:style style:name="T18" style:family="text">
      <style:text-properties style:font-name="Times New Roman" fo:font-size="12pt" fo:font-weight="normal" officeooo:rsid="0035f7b2" style:font-size-asian="10.5pt" style:font-weight-asian="normal" style:font-size-complex="12pt" style:font-weight-complex="normal"/>
    </style:style>
    <style:style style:name="T19" style:family="text">
      <style:text-properties style:font-name="Times New Roman" fo:font-size="12pt" fo:font-weight="normal" officeooo:rsid="0037b933" style:font-size-asian="10.5pt" style:font-weight-asian="normal" style:font-size-complex="12pt" style:font-weight-complex="normal"/>
    </style:style>
    <style:style style:name="T20" style:family="text">
      <style:text-properties style:font-name="Times New Roman" fo:font-size="12pt" fo:font-weight="normal" officeooo:rsid="0038d9de" style:font-size-asian="10.5pt" style:font-weight-asian="normal" style:font-size-complex="12pt" style:font-weight-complex="normal"/>
    </style:style>
    <style:style style:name="T21" style:family="text">
      <style:text-properties style:font-name="Times New Roman" fo:font-size="12pt" fo:font-weight="normal" officeooo:rsid="003a2919" style:font-size-asian="10.5pt" style:font-weight-asian="normal" style:font-size-complex="12pt" style:font-weight-complex="normal"/>
    </style:style>
    <style:style style:name="T22" style:family="text">
      <style:text-properties style:font-name="Times New Roman" fo:font-size="12pt" fo:font-style="italic" fo:font-weight="normal" officeooo:rsid="00318b2d" style:font-size-asian="10.5pt" style:font-style-asian="italic" style:font-weight-asian="normal" style:font-size-complex="12pt" style:font-style-complex="italic" style:font-weight-complex="normal"/>
    </style:style>
    <style:style style:name="T23" style:family="text">
      <style:text-properties style:font-name="Times New Roman" fo:font-size="12pt" fo:font-style="italic" fo:font-weight="normal" officeooo:rsid="00318b2d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Times New Roman" fo:font-size="12pt" officeooo:rsid="0035f7b2" style:font-size-asian="10.5pt" style:font-size-complex="12pt"/>
    </style:style>
    <style:style style:name="T2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6" style:family="text">
      <style:text-properties style:font-name="Times New Roman" fo:font-size="14pt" fo:font-weight="bold" officeooo:rsid="002aedbe" style:font-size-asian="14pt" style:font-weight-asian="bold" style:font-size-complex="14pt" style:font-weight-complex="bold"/>
    </style:style>
    <style:style style:name="T27" style:family="text">
      <style:text-properties style:font-name="Times New Roman" fo:font-size="14pt" fo:font-weight="bold" officeooo:rsid="001f6864" style:font-size-asian="14pt" style:font-weight-asian="bold" style:font-size-complex="14pt" style:font-weight-complex="bold"/>
    </style:style>
    <style:style style:name="T28" style:family="text">
      <style:text-properties style:font-name="Times New Roman" fo:font-size="14pt" fo:font-weight="bold" officeooo:rsid="002dc535" style:font-size-asian="14pt" style:font-weight-asian="bold" style:font-size-complex="14pt" style:font-weight-complex="bold"/>
    </style:style>
    <style:style style:name="T29" style:family="text">
      <style:text-properties style:font-name="Times New Roman" fo:font-size="14pt" fo:font-weight="normal" officeooo:rsid="001f6864" style:font-size-asian="14pt" style:font-weight-asian="normal" style:font-size-complex="14pt" style:font-weight-complex="normal"/>
    </style:style>
    <style:style style:name="T30" style:family="text">
      <style:text-properties style:font-name="Times New Roman" officeooo:rsid="002aedbe"/>
    </style:style>
    <style:style style:name="T31" style:family="text">
      <style:text-properties style:font-name="Times New Roman" officeooo:rsid="002caa8f"/>
    </style:style>
    <style:style style:name="T32" style:family="text">
      <style:text-properties style:font-name="Times New Roman" officeooo:rsid="002dc535"/>
    </style:style>
    <style:style style:name="T33" style:family="text">
      <style:text-properties style:font-name="Times New Roman" officeooo:rsid="003348db"/>
    </style:style>
    <style:style style:name="T34" style:family="text">
      <style:text-properties style:font-name="Times New Roman" officeooo:rsid="0035f7b2"/>
    </style:style>
    <style:style style:name="T35" style:family="text">
      <style:text-properties style:font-name="Times New Roman" officeooo:rsid="0037b933"/>
    </style:style>
    <style:style style:name="T36" style:family="text">
      <style:text-properties fo:font-size="12pt" fo:font-weight="normal" officeooo:rsid="0029c43e" style:font-size-asian="10.5pt" style:font-weight-asian="normal" style:font-size-complex="12pt" style:font-weight-complex="normal"/>
    </style:style>
    <style:style style:name="T37" style:family="text">
      <style:text-properties fo:font-size="12pt" fo:font-style="italic" fo:font-weight="normal" officeooo:rsid="0029c43e" style:font-size-asian="10.5pt" style:font-style-asian="italic" style:font-weight-asian="normal" style:font-size-complex="12pt" style:font-style-complex="italic" style:font-weight-complex="normal"/>
    </style:style>
    <style:style style:name="T38" style:family="text">
      <style:text-properties officeooo:rsid="0029c4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 Opis projektu systemu</text:p>
      <text:p text:style-name="P1"/>
      <text:p text:style-name="P11">1. Założenia funkcjonalne</text:p>
      <text:p text:style-name="P2"/>
      <text:p text:style-name="P3">1.Rejestracja użytkownika</text:p>
      <text:p text:style-name="P2"/>
      <text:p text:style-name="P7"><text:tab/>Podstawowymi zadaniami każdego portalu społecznościowego jest umożliwienie użytkownikowi utworzenie konta z użyciem danych osobowych tj.</text:p>
      <text:list xml:id="list2188261358" text:style-name="L1">
        <text:list-item>
          <text:p text:style-name="P19">imię i nazwisko</text:p>
        </text:list-item>
        <text:list-item>
          <text:p text:style-name="P19">adres e-mail</text:p>
        </text:list-item>
        <text:list-item>
          <text:p text:style-name="P19">data urodzenia</text:p>
        </text:list-item>
      </text:list>
      <text:p text:style-name="P7">oraz danych przydatnych do późniejszego logowania, a mianowicie:</text:p>
      <text:list xml:id="list1778684345" text:style-name="L2">
        <text:list-item>
          <text:p text:style-name="P20">nazwa użytkownika (opcjonalnie)</text:p>
        </text:list-item>
        <text:list-item>
          <text:p text:style-name="P20">ustalenie hasła.</text:p>
        </text:list-item>
      </text:list>
      <text:p text:style-name="P7">Rejestracja nowego użytkownika powinna zostać zakończona weryfikacją poprzez dostanie się do panelu logowania poprzez link wysłany na podany adres e-mail krótko po zatwierdzeniu rejestracji.</text:p>
      <text:p text:style-name="P7"/>
      <text:p text:style-name="P3">2.Logowanie użytkownika</text:p>
      <text:p text:style-name="P3"/>
      <text:p text:style-name="P3"><text:tab/><text:span text:style-name="T1">Zarejestrowany wcześniej użytkownik w celu dostania się na własne konto, musi się zalogować za pomocą adresu e-mail bądź nazwy użytkownika (ang. </text:span><text:span text:style-name="T4">username</text:span><text:span text:style-name="T1">) oraz wybranego w procesie rejestracji hasła. Rezultat jest zależny od zgodności podanych w formularzu logowania danych z tymi zawartymi w bazie użytkowników.</text:span></text:p>
      <text:p text:style-name="P8"/>
      <text:p text:style-name="P4">3.Możliwość zmiany hasła</text:p>
      <text:p text:style-name="P4"/>
      <text:p text:style-name="P4"><text:tab/><text:span text:style-name="T2">Bardzo przydatną funkcjonalnością w przypadku zapomnienia hasła przez użytkownika jest możliwość jego zmiany. Następuje to poprzez podanie adresu e-mail podany przy rejestracji, odebraniu poczty internetowej oraz przejście przez wysłany w wiadomości link do zakładki umożliwiającej podanie nowego hasła.</text:span></text:p>
      <text:p text:style-name="P9"/>
      <text:p text:style-name="P5">4.<text:span text:style-name="T5">Dodawanie postów</text:span></text:p>
      <text:p text:style-name="P5"/>
      <text:p text:style-name="P10"><text:tab/></text:p>
      <text:p text:style-name="P5"/>
      <text:p text:style-name="P6">5.Sekcja wyświetlania wiadomości z zewnętrznego interfejsu API</text:p>
      <text:p text:style-name="P6"/>
      <text:p text:style-name="P6"><text:tab/><text:span text:style-name="T3">Zbiór wiadomości z zewnętrznego interfejsu API</text:span></text:p>
      <text:p text:style-name="P6"/>
      <text:p text:style-name="P13"><text:span text:style-name="T10">6.S</text:span><text:span text:style-name="T6">ekcja wyświetlania danych giełdowych </text:span><text:span text:style-name="T7">z zewnętrznego interfejsu API</text:span></text:p>
      <text:p text:style-name="P25"/>
      <text:p text:style-name="P15"><text:span text:style-name="T7">7.</text:span><text:span text:style-name="T6">Sekcja wyświetlania danych na temat kryptowalut z zewnętrznego interfejsu API</text:span></text:p>
      <text:p text:style-name="P26"/>
      <text:p text:style-name="P15"><text:span text:style-name="T6">8.</text:span><text:span text:style-name="T8">Sekcja dokonywania zakupu</text:span></text:p>
      <text:p text:style-name="P27"/>
      <text:p text:style-name="P16"><text:span text:style-name="T6">9.Sekcja </text:span><text:span text:style-name="T9">wyświetlanie</text:span><text:span text:style-name="T6"> posiadanych akcji oraz kryptowalut</text:span></text:p>
      <text:p text:style-name="P28"/>
      <text:p text:style-name="P14"><text:span text:style-name="T8">10.</text:span><text:span text:style-name="T9">Czat pisemny.</text:span></text:p>
      <text:p text:style-name="P4"><text:tab/></text:p>
      <text:p text:style-name="P7"/>
      <text:p text:style-name="P7"><text:tab/></text:p>
      <text:p text:style-name="P12"><text:soft-page-break/><text:span text:style-name="T38">2</text:span>. Założenia <text:span text:style-name="T38">techniczne</text:span></text:p>
      <text:p text:style-name="P12"/>
      <text:p text:style-name="P12"><text:tab/><text:span text:style-name="T36">Wykonany projekt działa w każdej przeglądarce internetowej obsługiwanej z poziomu komputera (bądź urządzenia z ekranem o orientacji poziomej). </text:span></text:p>
      <text:p text:style-name="P21"/>
      <text:p text:style-name="P12"><text:span text:style-name="T36"><text:tab/>Przeglądarka internetowa powinna obsługiwać JavaScript oraz zawierać zainstalowane przynajmniej jedno dowolne rozszerzenie umożliwiające przepływ danych poprzez wyłączenie blokady CORS (ang. </text:span><text:span text:style-name="T37">Cross-Origin Resource Sharing</text:span><text:span text:style-name="T36">). </text:span></text:p>
      <text:p text:style-name="P21"/>
      <text:p text:style-name="P21"><text:tab/>Na potrzeby pracy posługujemy się komputerem stacjonarnym bądź laptopem.</text:p>
      <text:p text:style-name="P21"/>
      <text:p text:style-name="P21"/>
      <text:p text:style-name="P17"><text:span text:style-name="T26">3</text:span><text:span text:style-name="T27">. Założenia </text:span><text:span text:style-name="T26">biznesowe, </text:span><text:span text:style-name="T25">czyli jaki problem użytkownika rozwiązać</text:span></text:p>
      <text:p text:style-name="P17"/>
      <text:p text:style-name="P17"><text:tab/><text:span text:style-name="T30">Wyżej wymieniony portal społecznościowy jest przeznaczony głównie dla osób zajmujących się wymianą (kupnem bądź sprzedażą) akcji</text:span><text:span text:style-name="T31"> oraz transakcjami na rynku walut wirtualnych, zwanych powszechnie jako kryptowaluty. Oprogramowanie w założeniu jest miejscem, gdzie odbiorcy mogą komunikować się między sobą, udost</text:span><text:span text:style-name="T32">ę</text:span><text:span text:style-name="T31">pniać informację, otrzymywać wiadomości o tematyce ekonomicznej, śledzić </text:span><text:span text:style-name="T32">kursy akcji oraz kryptowalut. Użytkownicy końcowi mogą także dokonać kupić interesujący ich instrument, bądź go sprzedać.</text:span></text:p>
      <text:p text:style-name="P23">Istnieje także możliwość wsparcia wybranego innego użytkownika poprzez przekazanie mu posiadanej części kryptowalut.</text:p>
      <text:p text:style-name="P23"/>
      <text:p text:style-name="P18"><text:span text:style-name="T28">4</text:span><text:span text:style-name="T27">. Struktura projektu front-end</text:span></text:p>
      <text:p text:style-name="P24"/>
      <text:p text:style-name="P18"><text:span text:style-name="T27"><text:tab/></text:span><text:span text:style-name="T12">Warstwa front-end </text:span><text:span text:style-name="T13">stworzona została w technologii React. W jej skład wchodzą pliki będące bazą do każdej aplikacji wytworzonej w wyżej wymienionej bibliotece. </text:span><text:span text:style-name="T14">Główne składowe (ang. </text:span><text:span text:style-name="T23">layouts</text:span><text:span text:style-name="T14">) są określane w projekcie jako komponenty</text:span><text:span text:style-name="T29">, </text:span><text:span text:style-name="T15">zaś mniejsze elementy, m.in. Widżety (ang. </text:span><text:span text:style-name="T22">Widgets</text:span><text:span text:style-name="T15">), </text:span><text:span text:style-name="T16">sekcja Header czy PostSection umieszczone są w sekcji Elements. </text:span></text:p>
      <text:p text:style-name="P22"/>
      <text:p text:style-name="P18"><text:span text:style-name="T16"><text:tab/>Po</text:span><text:span text:style-name="T17">d</text:span><text:span text:style-name="T16">stawowym komponentem stanowiącym fundament warstwy front-end jest komponent zapisany w postaci funkcji zgodnie z zasadami wytwarzania aplikacji w technologii React. </text:span></text:p>
      <text:p text:style-name="P18"><text:span text:style-name="T16"/></text:p>
      <text:p text:style-name="P32"><text:span text:style-name="T33">5.Struktura projektu back-en</text:span><text:span text:style-name="T34">d</text:span></text:p>
      <text:p text:style-name="P31"><text:span text:style-name="T24"/></text:p>
      <text:p text:style-name="P34"><text:span text:style-name="T11"><text:tab/></text:span><text:span text:style-name="T18">Struktura warstwy back-end, czyli serwerowej, opiera się na technologii JavaScript, jednak </text:span><text:span text:style-name="T19">wcześniejsza inicjacja projektu Node.js zezwala na dołączanie zewnętrznych bibliotek niezbędnych do implementacji działającego systemu obsługującego tę część systemu. Wśród nich jedną z najważniejszych opcji jest Express.js służąca do obsługi żądań wysyłanych przez warstwę front-end </text:span><text:span text:style-name="T20">zależnie od wybranego adresu</text:span><text:span text:style-name="T19"> <text:s/>tj. zwrot wyników bazy, czy wręcz zapis nowych danych, wysyłanie wiadomości e-mail, weryfikacja płatności. </text:span><text:span text:style-name="T20">Z kolei biblioteka ‘pg’ okazuje się niezbędna w implementacji instancji bazy do przechowywania danych. W tajże części obsługujemy również sekcję logowania użytownika, gdzie przydatna okazuje się biblioteka JsonWebToken (JWT) pozwalająca generować szyfrogram zezwalający na identyfikację użytkownika usiłującego korzystać z własnego konta w aplikacji. „nodemailer” zezwala na wysyłanie wiadomości email.</text:span></text:p>
      <text:p text:style-name="P34"><text:span text:style-name="T20"/></text:p>
      <text:p text:style-name="P34"><text:span text:style-name="T20"><text:tab/>Biblioteki zainstalowane w systemie back-end przechowywane są w folderze „./node-modules”, zaś w razie potrzeby weryfikacji ich wersji, czy też samego istnienia w projekcie, skorzystamy z pliku „./package.json”. </text:span></text:p>
      <text:p text:style-name="P34"><text:span text:style-name="T20"/></text:p>
      <text:p text:style-name="P34"><text:soft-page-break/><text:span text:style-name="T20"><text:tab/></text:span><text:span text:style-name="T21">Najważniejsza część tej części systemu koncentruje się wokół pliku „index.js”, gdzie znajdują się: sekcja importowania zainstalowanych uprzednio bibliotek potrzebnych do użytku, implementacja aplikacji serwerowej, instancji bazy danych, sekcji płatności, konfiguracji algorytmu odpowiedzialnego za wysyłanie wiadomości e-mail. </text:span></text:p>
      <text:p text:style-name="P30"><text:span text:style-name="T19"/></text:p>
      <text:p text:style-name="P33"><text:span text:style-name="T35">6.Zawartość bazy danych </text:span></text:p>
      <text:p text:style-name="P33"><text:span text:style-name="T19"/></text:p>
      <text:p text:style-name="P33"><text:span text:style-name="T19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18T22:37:00.584000000</meta:creation-date>
    <dc:date>2022-10-21T18:56:07.763000000</dc:date>
    <meta:editing-duration>PT8M27S</meta:editing-duration>
    <meta:editing-cycles>3</meta:editing-cycles>
    <meta:generator>LibreOffice/6.4.4.2$Windows_X86_64 LibreOffice_project/3d775be2011f3886db32dfd395a6a6d1ca2630ff</meta:generator>
    <meta:document-statistic meta:table-count="0" meta:image-count="0" meta:object-count="0" meta:page-count="3" meta:paragraph-count="42" meta:word-count="593" meta:character-count="4809" meta:non-whitespace-character-count="4234"/>
  </office:meta>
</office:document-meta>
</file>